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de 0</text:p>
          </table:table-cell>
          <table:table-cell office:value-type="string" calcext:value-type="string">
            <text:p>Node 6</text:p>
          </table:table-cell>
          <table:table-cell office:value-type="string" calcext:value-type="string">
            <text:p>Node 7</text:p>
          </table:table-cell>
          <table:table-cell office:value-type="string" calcext:value-type="string">
            <text:p>Node 8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svido Padrã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SUM([.A2:.D2])" office:value-type="float" office:value="54" calcext:value-type="float">
            <text:p>54</text:p>
          </table:table-cell>
          <table:table-cell/>
          <table:table-cell table:style-name="ce1" office:value-type="float" office:value="59.5" calcext:value-type="float">
            <text:p>59,5</text:p>
          </table:table-cell>
          <table:table-cell table:style-name="ce1" office:value-type="float" office:value="3.640055" calcext:value-type="float">
            <text:p>3,64005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SUM([.A3:.D3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SUM([.A4:.D4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([.A5:.D5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SUM([.A6:.D6]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[.A7:.D7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SUM([.A8:.D8]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SUM([.A9:.D9]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([.A10:.D10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SUM([.A11:.D11])" office:value-type="float" office:value="60" calcext:value-type="float">
            <text:p>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6:21:39.055116898</meta:creation-date>
    <dc:date>2019-01-23T16:30:26.668771747</dc:date>
    <meta:editing-duration>PT8M53S</meta:editing-duration>
    <meta:editing-cycles>1</meta:editing-cycles>
    <meta:document-statistic meta:table-count="1" meta:cell-count="59" meta:object-count="0"/>
    <meta:generator>LibreOffice/6.0.7.3$Linux_X86_64 LibreOffice_project/00m0$Build-3</meta:generator>
  </office:meta>
</office:document-meta>
</file>